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1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4374" calcext:value-type="float">
            <text:p><text:s text:c="3"/>224,374</text:p>
          </table:table-cell>
          <table:table-cell table:style-name="ce35" office:value-type="float" office:value="203690" calcext:value-type="float">
            <text:p><text:s text:c="3"/>203,690</text:p>
          </table:table-cell>
          <table:table-cell table:style-name="ce35" office:value-type="float" office:value="8565" calcext:value-type="float">
            <text:p><text:s text:c="3"/>8,565</text:p>
          </table:table-cell>
          <table:table-cell table:style-name="ce35" office:value-type="float" office:value="6948" calcext:value-type="float">
            <text:p><text:s text:c="3"/>6,948</text:p>
          </table:table-cell>
          <table:table-cell table:style-name="ce35" office:value-type="float" office:value="1617" calcext:value-type="float">
            <text:p><text:s text:c="3"/>1,617</text:p>
          </table:table-cell>
          <table:table-cell table:style-name="ce35" office:value-type="float" office:value="12119" calcext:value-type="float">
            <text:p><text:s text:c="3"/>12,119</text:p>
          </table:table-cell>
          <table:table-cell table:style-name="ce35" office:value-type="float" office:value="8087" calcext:value-type="float">
            <text:p><text:s text:c="3"/>8,087</text:p>
          </table:table-cell>
          <table:table-cell table:style-name="ce35" office:value-type="float" office:value="4032" calcext:value-type="float">
            <text:p><text:s text:c="3"/>4,032</text:p>
          </table:table-cell>
          <table:table-cell table:style-name="ce35" office:value-type="float" office:value="218632" calcext:value-type="float">
            <text:p><text:s text:c="3"/>218,632</text:p>
          </table:table-cell>
          <table:table-cell table:style-name="ce35" office:value-type="float" office:value="198468" calcext:value-type="float">
            <text:p><text:s text:c="3"/>198,468</text:p>
          </table:table-cell>
          <table:table-cell table:style-name="ce35" office:value-type="float" office:value="8368" calcext:value-type="float">
            <text:p><text:s text:c="3"/>8,368</text:p>
          </table:table-cell>
          <table:table-cell table:style-name="ce35" office:value-type="float" office:value="6946" calcext:value-type="float">
            <text:p><text:s text:c="3"/>6,946</text:p>
          </table:table-cell>
          <table:table-cell table:style-name="ce35" office:value-type="float" office:value="1422" calcext:value-type="float">
            <text:p><text:s text:c="3"/>1,422</text:p>
          </table:table-cell>
          <table:table-cell table:style-name="ce35" office:value-type="float" office:value="11796" calcext:value-type="float">
            <text:p><text:s text:c="3"/>11,796</text:p>
          </table:table-cell>
          <table:table-cell table:style-name="ce35" office:value-type="float" office:value="7934" calcext:value-type="float">
            <text:p><text:s text:c="3"/>7,934</text:p>
          </table:table-cell>
          <table:table-cell table:style-name="ce35" office:value-type="float" office:value="3862" calcext:value-type="float">
            <text:p><text:s text:c="3"/>3,862</text:p>
          </table:table-cell>
          <table:table-cell table:style-name="ce35" office:value-type="float" office:value="5742" calcext:value-type="float">
            <text:p><text:s text:c="3"/>5,742</text:p>
          </table:table-cell>
          <table:table-cell table:style-name="ce35" office:value-type="float" office:value="5222" calcext:value-type="float">
            <text:p><text:s text:c="3"/>5,222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95" calcext:value-type="float">
            <text:p><text:s text:c="3"/>195</text:p>
          </table:table-cell>
          <table:table-cell table:style-name="ce35" office:value-type="float" office:value="323" calcext:value-type="float">
            <text:p><text:s text:c="3"/>323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69" office:value-type="float" office:value="170" calcext:value-type="float">
            <text:p><text:s text:c="3"/>1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254" calcext:value-type="float">
            <text:p><text:s text:c="3"/>111,254</text:p>
          </table:table-cell>
          <table:table-cell table:style-name="ce36" office:value-type="float" office:value="104487" calcext:value-type="float">
            <text:p><text:s text:c="3"/>104,487</text:p>
          </table:table-cell>
          <table:table-cell table:style-name="ce36" office:value-type="float" office:value="2133" calcext:value-type="float">
            <text:p><text:s text:c="3"/>2,133</text:p>
          </table:table-cell>
          <table:table-cell table:style-name="ce36" office:value-type="float" office:value="1381" calcext:value-type="float">
            <text:p><text:s text:c="3"/>1,381</text:p>
          </table:table-cell>
          <table:table-cell table:style-name="ce36" office:value-type="float" office:value="752" calcext:value-type="float">
            <text:p><text:s text:c="3"/>752</text:p>
          </table:table-cell>
          <table:table-cell table:style-name="ce36" office:value-type="float" office:value="4634" calcext:value-type="float">
            <text:p><text:s text:c="3"/>4,634</text:p>
          </table:table-cell>
          <table:table-cell table:style-name="ce36" office:value-type="float" office:value="1401" calcext:value-type="float">
            <text:p><text:s text:c="3"/>1,401</text:p>
          </table:table-cell>
          <table:table-cell table:style-name="ce36" office:value-type="float" office:value="3233" calcext:value-type="float">
            <text:p><text:s text:c="3"/>3,233</text:p>
          </table:table-cell>
          <table:table-cell table:style-name="ce36" office:value-type="float" office:value="109316" calcext:value-type="float">
            <text:p><text:s text:c="3"/>109,316</text:p>
          </table:table-cell>
          <table:table-cell table:style-name="ce36" office:value-type="float" office:value="102825" calcext:value-type="float">
            <text:p><text:s text:c="3"/>102,825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381" calcext:value-type="float">
            <text:p><text:s text:c="3"/>1,381</text:p>
          </table:table-cell>
          <table:table-cell table:style-name="ce36" office:value-type="float" office:value="667" calcext:value-type="float">
            <text:p><text:s text:c="3"/>667</text:p>
          </table:table-cell>
          <table:table-cell table:style-name="ce36" office:value-type="float" office:value="4443" calcext:value-type="float">
            <text:p><text:s text:c="3"/>4,443</text:p>
          </table:table-cell>
          <table:table-cell table:style-name="ce36" office:value-type="float" office:value="1340" calcext:value-type="float">
            <text:p><text:s text:c="3"/>1,340</text:p>
          </table:table-cell>
          <table:table-cell table:style-name="ce36" office:value-type="float" office:value="3103" calcext:value-type="float">
            <text:p><text:s text:c="3"/>3,103</text:p>
          </table:table-cell>
          <table:table-cell table:style-name="ce36" office:value-type="float" office:value="1938" calcext:value-type="float">
            <text:p><text:s text:c="3"/>1,938</text:p>
          </table:table-cell>
          <table:table-cell table:style-name="ce36" office:value-type="float" office:value="1662" calcext:value-type="float">
            <text:p><text:s text:c="3"/>1,662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70" office:value-type="float" office:value="130" calcext:value-type="float">
            <text:p><text:s text:c="3"/>13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3120" calcext:value-type="float">
            <text:p><text:s text:c="3"/>113,120</text:p>
          </table:table-cell>
          <table:table-cell table:style-name="ce36" office:value-type="float" office:value="99203" calcext:value-type="float">
            <text:p><text:s text:c="3"/>99,203</text:p>
          </table:table-cell>
          <table:table-cell table:style-name="ce36" office:value-type="float" office:value="6432" calcext:value-type="float">
            <text:p><text:s text:c="3"/>6,432</text:p>
          </table:table-cell>
          <table:table-cell table:style-name="ce36" office:value-type="float" office:value="5567" calcext:value-type="float">
            <text:p><text:s text:c="3"/>5,567</text:p>
          </table:table-cell>
          <table:table-cell table:style-name="ce36" office:value-type="float" office:value="865" calcext:value-type="float">
            <text:p><text:s text:c="3"/>865</text:p>
          </table:table-cell>
          <table:table-cell table:style-name="ce36" office:value-type="float" office:value="7485" calcext:value-type="float">
            <text:p><text:s text:c="3"/>7,485</text:p>
          </table:table-cell>
          <table:table-cell table:style-name="ce36" office:value-type="float" office:value="6686" calcext:value-type="float">
            <text:p><text:s text:c="3"/>6,686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109316" calcext:value-type="float">
            <text:p><text:s text:c="3"/>109,316</text:p>
          </table:table-cell>
          <table:table-cell table:style-name="ce36" office:value-type="float" office:value="95643" calcext:value-type="float">
            <text:p><text:s text:c="3"/>95,643</text:p>
          </table:table-cell>
          <table:table-cell table:style-name="ce36" office:value-type="float" office:value="6320" calcext:value-type="float">
            <text:p><text:s text:c="3"/>6,320</text:p>
          </table:table-cell>
          <table:table-cell table:style-name="ce36" office:value-type="float" office:value="5565" calcext:value-type="float">
            <text:p><text:s text:c="3"/>5,565</text:p>
          </table:table-cell>
          <table:table-cell table:style-name="ce36" office:value-type="float" office:value="755" calcext:value-type="float">
            <text:p><text:s text:c="3"/>755</text:p>
          </table:table-cell>
          <table:table-cell table:style-name="ce36" office:value-type="float" office:value="7353" calcext:value-type="float">
            <text:p><text:s text:c="3"/>7,353</text:p>
          </table:table-cell>
          <table:table-cell table:style-name="ce36" office:value-type="float" office:value="6594" calcext:value-type="float">
            <text:p><text:s text:c="3"/>6,594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3804" calcext:value-type="float">
            <text:p><text:s text:c="3"/>3,804</text:p>
          </table:table-cell>
          <table:table-cell table:style-name="ce36" office:value-type="float" office:value="3560" calcext:value-type="float">
            <text:p><text:s text:c="3"/>3,560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31.5852602119011" calcext:value-type="float">
            <text:p>–31.59</text:p>
          </table:table-cell>
          <table:table-cell table:style-name="ce39" office:value-type="float" office:value="-33.820319650778" calcext:value-type="float">
            <text:p>–33.82</text:p>
          </table:table-cell>
          <table:table-cell table:style-name="ce39" office:value-type="float" office:value="41.5555555555556" calcext:value-type="float">
            <text:p>41.56</text:p>
          </table:table-cell>
          <table:table-cell table:style-name="ce39" office:value-type="float" office:value="72.8434504792332" calcext:value-type="float">
            <text:p>72.84</text:p>
          </table:table-cell>
          <table:table-cell table:style-name="ce39" office:value-type="float" office:value="-29.9270072992701" calcext:value-type="float">
            <text:p>–29.93</text:p>
          </table:table-cell>
          <table:table-cell table:style-name="ce39" office:value-type="float" office:value="-5.18134715025907" calcext:value-type="float">
            <text:p>–5.18</text:p>
          </table:table-cell>
          <table:table-cell table:style-name="ce39" office:value-type="float" office:value="1.46666666666667" calcext:value-type="float">
            <text:p>1.47</text:p>
          </table:table-cell>
          <table:table-cell table:style-name="ce39" office:value-type="float" office:value="-17.4019607843137" calcext:value-type="float">
            <text:p>–17.40</text:p>
          </table:table-cell>
          <table:table-cell table:style-name="ce39" office:value-type="float" office:value="-32.0600829198668" calcext:value-type="float">
            <text:p>–32.06</text:p>
          </table:table-cell>
          <table:table-cell table:style-name="ce39" office:value-type="float" office:value="-34.2901278919385" calcext:value-type="float">
            <text:p>–34.29</text:p>
          </table:table-cell>
          <table:table-cell table:style-name="ce39" office:value-type="float" office:value="40.625" calcext:value-type="float">
            <text:p>40.63</text:p>
          </table:table-cell>
          <table:table-cell table:style-name="ce39" office:value-type="float" office:value="73.9549839228296" calcext:value-type="float">
            <text:p>73.95</text:p>
          </table:table-cell>
          <table:table-cell table:style-name="ce39" office:value-type="float" office:value="-35.036496350365" calcext:value-type="float">
            <text:p>–35.04</text:p>
          </table:table-cell>
          <table:table-cell table:style-name="ce39" office:value-type="float" office:value="-6.21716287215412" calcext:value-type="float">
            <text:p>–6.22</text:p>
          </table:table-cell>
          <table:table-cell table:style-name="ce39" office:value-type="float" office:value="0.133868808567604" calcext:value-type="float">
            <text:p>0.13</text:p>
          </table:table-cell>
          <table:table-cell table:style-name="ce39" office:value-type="float" office:value="-18.2278481012658" calcext:value-type="float">
            <text:p>–18.23</text:p>
          </table:table-cell>
          <table:table-cell table:style-name="ce39" office:value-type="float" office:value="-7.82312925170068" calcext:value-type="float">
            <text:p>–7.82</text:p>
          </table:table-cell>
          <table:table-cell table:style-name="ce39" office:value-type="float" office:value="-10.8771929824561" calcext:value-type="float">
            <text:p>–10.88</text:p>
          </table:table-cell>
          <table:table-cell table:style-name="ce39" office:value-type="float" office:value="250" calcext:value-type="float">
            <text:p>250.00</text:p>
          </table:table-cell>
          <table:table-cell table:style-name="ce39" office:value-type="float" office:value="-100" calcext:value-type="float">
            <text:p>–1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68.75" calcext:value-type="float">
            <text:p>68.75</text:p>
          </table:table-cell>
          <table:table-cell table:style-name="ce39" office:value-type="float" office:value="333.333333333333" calcext:value-type="float">
            <text:p>333.33</text:p>
          </table:table-cell>
          <table:table-cell table:style-name="ce39" office:value-type="float" office:value="7.69230769230769" calcext:value-type="float">
            <text:p>7.69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31.454704418589" calcext:value-type="float">
            <text:p>–31.45</text:p>
          </table:table-cell>
          <table:table-cell table:style-name="ce40" office:value-type="float" office:value="-32.1844728344799" calcext:value-type="float">
            <text:p>–32.18</text:p>
          </table:table-cell>
          <table:table-cell table:style-name="ce40" office:value-type="float" office:value="11.6788321167883" calcext:value-type="float">
            <text:p>11.68</text:p>
          </table:table-cell>
          <table:table-cell table:style-name="ce40" office:value-type="float" office:value="64.0625" calcext:value-type="float">
            <text:p>64.06</text:p>
          </table:table-cell>
          <table:table-cell table:style-name="ce40" office:value-type="float" office:value="-34.2465753424658" calcext:value-type="float">
            <text:p>–34.25</text:p>
          </table:table-cell>
          <table:table-cell table:style-name="ce40" office:value-type="float" office:value="-22.2222222222222" calcext:value-type="float">
            <text:p>–22.22</text:p>
          </table:table-cell>
          <table:table-cell table:style-name="ce40" office:value-type="float" office:value="-25.4901960784314" calcext:value-type="float">
            <text:p>–25.49</text:p>
          </table:table-cell>
          <table:table-cell table:style-name="ce40" office:value-type="float" office:value="-20.7207207207207" calcext:value-type="float">
            <text:p>–20.72</text:p>
          </table:table-cell>
          <table:table-cell table:style-name="ce40" office:value-type="float" office:value="-32.0600829198668" calcext:value-type="float">
            <text:p>–32.06</text:p>
          </table:table-cell>
          <table:table-cell table:style-name="ce40" office:value-type="float" office:value="-32.7565420892135" calcext:value-type="float">
            <text:p>–32.76</text:p>
          </table:table-cell>
          <table:table-cell table:style-name="ce40" office:value-type="float" office:value="10.2189781021898" calcext:value-type="float">
            <text:p>10.22</text:p>
          </table:table-cell>
          <table:table-cell table:style-name="ce40" office:value-type="float" office:value="64.0625" calcext:value-type="float">
            <text:p>64.06</text:p>
          </table:table-cell>
          <table:table-cell table:style-name="ce40" office:value-type="float" office:value="-36.986301369863" calcext:value-type="float">
            <text:p>–36.99</text:p>
          </table:table-cell>
          <table:table-cell table:style-name="ce40" office:value-type="float" office:value="-23.578947368421" calcext:value-type="float">
            <text:p>–23.58</text:p>
          </table:table-cell>
          <table:table-cell table:style-name="ce40" office:value-type="float" office:value="-27.8145695364238" calcext:value-type="float">
            <text:p>–27.81</text:p>
          </table:table-cell>
          <table:table-cell table:style-name="ce40" office:value-type="float" office:value="-21.6049382716049" calcext:value-type="float">
            <text:p>–21.60</text:p>
          </table:table-cell>
          <table:table-cell table:style-name="ce40" office:value-type="float" office:value="25.6410256410256" calcext:value-type="float">
            <text:p>25.64</text:p>
          </table:table-cell>
          <table:table-cell table:style-name="ce40" office:value-type="float" office:value="23.448275862069" calcext:value-type="float">
            <text:p>23.45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36.3636363636364" calcext:value-type="float">
            <text:p>36.36</text:p>
          </table:table-cell>
          <table:table-cell table:style-name="ce40" office:value-type="float" office:value="150" calcext:value-type="float">
            <text:p>150.00</text:p>
          </table:table-cell>
          <table:table-cell table:style-name="ce73" office:value-type="float" office:value="11.1111111111111" calcext:value-type="float">
            <text:p>11.11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31.7134367778145" calcext:value-type="float">
            <text:p>–31.71</text:p>
          </table:table-cell>
          <table:table-cell table:style-name="ce41" office:value-type="float" office:value="-35.4661016949152" calcext:value-type="float">
            <text:p>–35.47</text:p>
          </table:table-cell>
          <table:table-cell table:style-name="ce41" office:value-type="float" office:value="54.6325878594249" calcext:value-type="float">
            <text:p>54.63</text:p>
          </table:table-cell>
          <table:table-cell table:style-name="ce41" office:value-type="float" office:value="75.1004016064257" calcext:value-type="float">
            <text:p>75.10</text:p>
          </table:table-cell>
          <table:table-cell table:style-name="ce41" office:value-type="float" office:value="-25" calcext:value-type="float">
            <text:p>–25.00</text:p>
          </table:table-cell>
          <table:table-cell table:style-name="ce41" office:value-type="float" office:value="7.14285714285714" calcext:value-type="float">
            <text:p>7.14</text:p>
          </table:table-cell>
          <table:table-cell table:style-name="ce41" office:value-type="float" office:value="8.37520938023451" calcext:value-type="float">
            <text:p>8.38</text:p>
          </table:table-cell>
          <table:table-cell table:style-name="ce41" office:value-type="float" office:value="-2.66666666666667" calcext:value-type="float">
            <text:p>–2.67</text:p>
          </table:table-cell>
          <table:table-cell table:style-name="ce41" office:value-type="float" office:value="-32.0600829198668" calcext:value-type="float">
            <text:p>–32.06</text:p>
          </table:table-cell>
          <table:table-cell table:style-name="ce41" office:value-type="float" office:value="-35.8645795413178" calcext:value-type="float">
            <text:p>–35.86</text:p>
          </table:table-cell>
          <table:table-cell table:style-name="ce41" office:value-type="float" office:value="54.0192926045016" calcext:value-type="float">
            <text:p>54.02</text:p>
          </table:table-cell>
          <table:table-cell table:style-name="ce41" office:value-type="float" office:value="76.5182186234818" calcext:value-type="float">
            <text:p>76.52</text:p>
          </table:table-cell>
          <table:table-cell table:style-name="ce41" office:value-type="float" office:value="-32.8125" calcext:value-type="float">
            <text:p>–32.81</text:p>
          </table:table-cell>
          <table:table-cell table:style-name="ce41" office:value-type="float" office:value="6.14692653673163" calcext:value-type="float">
            <text:p>6.15</text:p>
          </table:table-cell>
          <table:table-cell table:style-name="ce41" office:value-type="float" office:value="7.21476510067114" calcext:value-type="float">
            <text:p>7.21</text:p>
          </table:table-cell>
          <table:table-cell table:style-name="ce41" office:value-type="float" office:value="-2.8169014084507" calcext:value-type="float">
            <text:p>–2.82</text:p>
          </table:table-cell>
          <table:table-cell table:style-name="ce41" office:value-type="float" office:value="-19.9074074074074" calcext:value-type="float">
            <text:p>–19.91</text:p>
          </table:table-cell>
          <table:table-cell table:style-name="ce41" office:value-type="float" office:value="-22.5882352941176" calcext:value-type="float">
            <text:p>–22.59</text:p>
          </table:table-cell>
          <table:table-cell table:style-name="ce41" office:value-type="float" office:value="150" calcext:value-type="float">
            <text:p>150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140" calcext:value-type="float">
            <text:p>140.00</text:p>
          </table:table-cell>
          <table:table-cell table:style-name="ce41" office:value-type="float" office:value="700" calcext:value-type="float">
            <text:p>700.00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9.17374380750177" calcext:value-type="float">
            <text:p>–9.17</text:p>
          </table:table-cell>
          <table:table-cell table:style-name="ce42" office:value-type="float" office:value="-8.8489138867339" calcext:value-type="float">
            <text:p>–8.85</text:p>
          </table:table-cell>
          <table:table-cell table:style-name="ce42" office:value-type="float" office:value="-27.0332187857961" calcext:value-type="float">
            <text:p>–27.03</text:p>
          </table:table-cell>
          <table:table-cell table:style-name="ce42" office:value-type="float" office:value="-28.3443708609272" calcext:value-type="float">
            <text:p>–28.34</text:p>
          </table:table-cell>
          <table:table-cell table:style-name="ce42" office:value-type="float" office:value="-18.6440677966102" calcext:value-type="float">
            <text:p>–18.64</text:p>
          </table:table-cell>
          <table:table-cell table:style-name="ce42" office:value-type="float" office:value="-1.17011701170117" calcext:value-type="float">
            <text:p>–1.17</text:p>
          </table:table-cell>
          <table:table-cell table:style-name="ce42" office:value-type="float" office:value="-0.131233595800525" calcext:value-type="float">
            <text:p>–0.13</text:p>
          </table:table-cell>
          <table:table-cell table:style-name="ce42" office:value-type="float" office:value="-3.43839541547278" calcext:value-type="float">
            <text:p>–3.44</text:p>
          </table:table-cell>
          <table:table-cell table:style-name="ce42" office:value-type="float" office:value="-9.53846153846154" calcext:value-type="float">
            <text:p>–9.54</text:p>
          </table:table-cell>
          <table:table-cell table:style-name="ce42" office:value-type="float" office:value="-9.26183153090584" calcext:value-type="float">
            <text:p>–9.26</text:p>
          </table:table-cell>
          <table:table-cell table:style-name="ce42" office:value-type="float" office:value="-27.1676300578035" calcext:value-type="float">
            <text:p>–27.17</text:p>
          </table:table-cell>
          <table:table-cell table:style-name="ce42" office:value-type="float" office:value="-28.3443708609272" calcext:value-type="float">
            <text:p>–28.34</text:p>
          </table:table-cell>
          <table:table-cell table:style-name="ce42" office:value-type="float" office:value="-19.0909090909091" calcext:value-type="float">
            <text:p>–19.09</text:p>
          </table:table-cell>
          <table:table-cell table:style-name="ce42" office:value-type="float" office:value="-0.557103064066852" calcext:value-type="float">
            <text:p>–0.56</text:p>
          </table:table-cell>
          <table:table-cell table:style-name="ce42" office:value-type="float" office:value="0.537634408602151" calcext:value-type="float">
            <text:p>0.54</text:p>
          </table:table-cell>
          <table:table-cell table:style-name="ce42" office:value-type="float" office:value="-3.003003003003" calcext:value-type="float">
            <text:p>–3.00</text:p>
          </table:table-cell>
          <table:table-cell table:style-name="ce42" office:value-type="float" office:value="6.69291338582677" calcext:value-type="float">
            <text:p>6.69</text:p>
          </table:table-cell>
          <table:table-cell table:style-name="ce42" office:value-type="float" office:value="9.01287553648069" calcext:value-type="float">
            <text:p>9.01</text:p>
          </table:table-cell>
          <table:table-cell table:style-name="ce42" office:value-type="float" office:value="-12.5" calcext:value-type="float">
            <text:p>–12.50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12.5" calcext:value-type="float">
            <text:p>–12.50</text:p>
          </table:table-cell>
          <table:table-cell table:style-name="ce42" office:value-type="float" office:value="-20.5882352941176" calcext:value-type="float">
            <text:p>–20.59</text:p>
          </table:table-cell>
          <table:table-cell table:style-name="ce42" office:value-type="float" office:value="-27.7777777777778" calcext:value-type="float">
            <text:p>–27.78</text:p>
          </table:table-cell>
          <table:table-cell table:style-name="ce42" office:value-type="float" office:value="-12.5" calcext:value-type="float">
            <text:p>–12.5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9.08117752007137" calcext:value-type="float">
            <text:p>–9.08</text:p>
          </table:table-cell>
          <table:table-cell table:style-name="ce43" office:value-type="float" office:value="-8.84129080958672" calcext:value-type="float">
            <text:p>–8.84</text:p>
          </table:table-cell>
          <table:table-cell table:style-name="ce43" office:value-type="float" office:value="-35.1694915254237" calcext:value-type="float">
            <text:p>–35.17</text:p>
          </table:table-cell>
          <table:table-cell table:style-name="ce43" office:value-type="float" office:value="-38.953488372093" calcext:value-type="float">
            <text:p>–38.95</text:p>
          </table:table-cell>
          <table:table-cell table:style-name="ce43" office:value-type="float" office:value="-25" calcext:value-type="float">
            <text:p>–25.00</text:p>
          </table:table-cell>
          <table:table-cell table:style-name="ce43" office:value-type="float" office:value="0.531914893617021" calcext:value-type="float">
            <text:p>0.53</text:p>
          </table:table-cell>
          <table:table-cell table:style-name="ce43" office:value-type="float" office:value="0.884955752212389" calcext:value-type="float">
            <text:p>0.88</text:p>
          </table:table-cell>
          <table:table-cell table:style-name="ce43" office:value-type="float" office:value="0.380228136882129" calcext:value-type="float">
            <text:p>0.38</text:p>
          </table:table-cell>
          <table:table-cell table:style-name="ce43" office:value-type="float" office:value="-9.53846153846154" calcext:value-type="float">
            <text:p>–9.54</text:p>
          </table:table-cell>
          <table:table-cell table:style-name="ce43" office:value-type="float" office:value="-9.31522570772762" calcext:value-type="float">
            <text:p>–9.32</text:p>
          </table:table-cell>
          <table:table-cell table:style-name="ce43" office:value-type="float" office:value="-34.9137931034483" calcext:value-type="float">
            <text:p>–34.91</text:p>
          </table:table-cell>
          <table:table-cell table:style-name="ce43" office:value-type="float" office:value="-38.953488372093" calcext:value-type="float">
            <text:p>–38.95</text:p>
          </table:table-cell>
          <table:table-cell table:style-name="ce43" office:value-type="float" office:value="-23.3333333333333" calcext:value-type="float">
            <text:p>–23.33</text:p>
          </table:table-cell>
          <table:table-cell table:style-name="ce43" office:value-type="float" office:value="0.276243093922652" calcext:value-type="float">
            <text:p>0.28</text:p>
          </table:table-cell>
          <table:table-cell table:style-name="ce43" office:value-type="float" office:value="0.925925925925926" calcext:value-type="float">
            <text:p>0.93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2.5" calcext:value-type="float">
            <text:p>22.50</text:p>
          </table:table-cell>
          <table:table-cell table:style-name="ce43" office:value-type="float" office:value="26.056338028169" calcext:value-type="float">
            <text:p>26.06</text:p>
          </table:table-cell>
          <table:table-cell table:style-name="ce43" office:value-type="float" office:value="-50" calcext:value-type="float">
            <text:p>–5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50" calcext:value-type="float">
            <text:p>–50.00</text:p>
          </table:table-cell>
          <table:table-cell table:style-name="ce43" office:value-type="float" office:value="7.14285714285714" calcext:value-type="float">
            <text:p>7.14</text:p>
          </table:table-cell>
          <table:table-cell table:style-name="ce43" office:value-type="float" office:value="0" calcext:value-type="float">
            <text:p>—</text:p>
          </table:table-cell>
          <table:table-cell table:style-name="ce74" office:value-type="float" office:value="11.1111111111111" calcext:value-type="float">
            <text:p>11.11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9.26478329531497" calcext:value-type="float">
            <text:p>–9.26</text:p>
          </table:table-cell>
          <table:table-cell table:style-name="ce41" office:value-type="float" office:value="-8.85697187312986" calcext:value-type="float">
            <text:p>–8.86</text:p>
          </table:table-cell>
          <table:table-cell table:style-name="ce41" office:value-type="float" office:value="-24.0188383045526" calcext:value-type="float">
            <text:p>–24.02</text:p>
          </table:table-cell>
          <table:table-cell table:style-name="ce41" office:value-type="float" office:value="-25.2144082332762" calcext:value-type="float">
            <text:p>–25.21</text:p>
          </table:table-cell>
          <table:table-cell table:style-name="ce41" office:value-type="float" office:value="-11.1111111111111" calcext:value-type="float">
            <text:p>–11.11</text:p>
          </table:table-cell>
          <table:table-cell table:style-name="ce41" office:value-type="float" office:value="-2.04081632653061" calcext:value-type="float">
            <text:p>–2.04</text:p>
          </table:table-cell>
          <table:table-cell table:style-name="ce41" office:value-type="float" office:value="-0.308166409861325" calcext:value-type="float">
            <text:p>–0.31</text:p>
          </table:table-cell>
          <table:table-cell table:style-name="ce41" office:value-type="float" office:value="-15.1162790697674" calcext:value-type="float">
            <text:p>–15.12</text:p>
          </table:table-cell>
          <table:table-cell table:style-name="ce41" office:value-type="float" office:value="-9.53846153846154" calcext:value-type="float">
            <text:p>–9.54</text:p>
          </table:table-cell>
          <table:table-cell table:style-name="ce41" office:value-type="float" office:value="-9.20428777571635" calcext:value-type="float">
            <text:p>–9.20</text:p>
          </table:table-cell>
          <table:table-cell table:style-name="ce41" office:value-type="float" office:value="-24.3285939968404" calcext:value-type="float">
            <text:p>–24.33</text:p>
          </table:table-cell>
          <table:table-cell table:style-name="ce41" office:value-type="float" office:value="-25.2144082332762" calcext:value-type="float">
            <text:p>–25.21</text:p>
          </table:table-cell>
          <table:table-cell table:style-name="ce41" office:value-type="float" office:value="-14" calcext:value-type="float">
            <text:p>–14.00</text:p>
          </table:table-cell>
          <table:table-cell table:style-name="ce41" office:value-type="float" office:value="-0.979020979020979" calcext:value-type="float">
            <text:p>–0.98</text:p>
          </table:table-cell>
          <table:table-cell table:style-name="ce41" office:value-type="float" office:value="0.471698113207547" calcext:value-type="float">
            <text:p>0.47</text:p>
          </table:table-cell>
          <table:table-cell table:style-name="ce41" office:value-type="float" office:value="-12.6582278481013" calcext:value-type="float">
            <text:p>–12.66</text:p>
          </table:table-cell>
          <table:table-cell table:style-name="ce41" office:value-type="float" office:value="-0.574712643678161" calcext:value-type="float">
            <text:p>–0.57</text:p>
          </table:table-cell>
          <table:table-cell table:style-name="ce41" office:value-type="float" office:value="1.54320987654321" calcext:value-type="float">
            <text:p>1.54</text:p>
          </table:table-cell>
          <table:table-cell table:style-name="ce41" office:value-type="float" office:value="25" calcext:value-type="float">
            <text:p>25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25" calcext:value-type="float">
            <text:p>25.00</text:p>
          </table:table-cell>
          <table:table-cell table:style-name="ce41" office:value-type="float" office:value="-40" calcext:value-type="float">
            <text:p>–40.00</text:p>
          </table:table-cell>
          <table:table-cell table:style-name="ce41" office:value-type="float" office:value="-38.4615384615385" calcext:value-type="float">
            <text:p>–38.46</text:p>
          </table:table-cell>
          <table:table-cell table:style-name="ce41" office:value-type="float" office:value="-42.8571428571429" calcext:value-type="float">
            <text:p>–42.86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11月份" calcext:value-type="string">
              <text:p><text:s/>中華民國112年11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0534" calcext:value-type="float">
            <text:p><text:s text:c="3"/>20,534</text:p>
          </table:table-cell>
          <table:table-cell table:style-name="ce98" office:value-type="float" office:value="18799" calcext:value-type="float">
            <text:p><text:s text:c="3"/>18,799</text:p>
          </table:table-cell>
          <table:table-cell table:style-name="ce98" office:value-type="float" office:value="637" calcext:value-type="float">
            <text:p><text:s text:c="3"/>637</text:p>
          </table:table-cell>
          <table:table-cell table:style-name="ce98" office:value-type="float" office:value="541" calcext:value-type="float">
            <text:p><text:s text:c="3"/>541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1098" calcext:value-type="float">
            <text:p><text:s text:c="3"/>1,098</text:p>
          </table:table-cell>
          <table:table-cell table:style-name="ce98" office:value-type="float" office:value="761" calcext:value-type="float">
            <text:p><text:s text:c="3"/>761</text:p>
          </table:table-cell>
          <table:table-cell table:style-name="ce98" office:value-type="float" office:value="337" calcext:value-type="float">
            <text:p><text:s text:c="3"/>337</text:p>
          </table:table-cell>
          <table:table-cell table:style-name="ce98" office:value-type="float" office:value="19992" calcext:value-type="float">
            <text:p><text:s text:c="3"/>19,992</text:p>
          </table:table-cell>
          <table:table-cell table:style-name="ce98" office:value-type="float" office:value="18291" calcext:value-type="float">
            <text:p><text:s text:c="3"/>18,291</text:p>
          </table:table-cell>
          <table:table-cell table:style-name="ce98" office:value-type="float" office:value="630" calcext:value-type="float">
            <text:p><text:s text:c="3"/>630</text:p>
          </table:table-cell>
          <table:table-cell table:style-name="ce98" office:value-type="float" office:value="541" calcext:value-type="float">
            <text:p><text:s text:c="3"/>541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1071" calcext:value-type="float">
            <text:p><text:s text:c="3"/>1,071</text:p>
          </table:table-cell>
          <table:table-cell table:style-name="ce98" office:value-type="float" office:value="748" calcext:value-type="float">
            <text:p><text:s text:c="3"/>748</text:p>
          </table:table-cell>
          <table:table-cell table:style-name="ce98" office:value-type="float" office:value="323" calcext:value-type="float">
            <text:p><text:s text:c="3"/>323</text:p>
          </table:table-cell>
          <table:table-cell table:style-name="ce98" office:value-type="float" office:value="542" calcext:value-type="float">
            <text:p><text:s text:c="3"/>542</text:p>
          </table:table-cell>
          <table:table-cell table:style-name="ce98" office:value-type="float" office:value="508" calcext:value-type="float">
            <text:p><text:s text:c="3"/>50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192" calcext:value-type="float">
            <text:p><text:s text:c="3"/>10,192</text:p>
          </table:table-cell>
          <table:table-cell table:style-name="ce99" office:value-type="float" office:value="9661" calcext:value-type="float">
            <text:p><text:s text:c="3"/>9,661</text:p>
          </table:table-cell>
          <table:table-cell table:style-name="ce99" office:value-type="float" office:value="153" calcext:value-type="float">
            <text:p><text:s text:c="3"/>153</text:p>
          </table:table-cell>
          <table:table-cell table:style-name="ce99" office:value-type="float" office:value="105" calcext:value-type="float">
            <text:p><text:s text:c="3"/>105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378" calcext:value-type="float">
            <text:p><text:s text:c="3"/>378</text:p>
          </table:table-cell>
          <table:table-cell table:style-name="ce99" office:value-type="float" office:value="114" calcext:value-type="float">
            <text:p><text:s text:c="3"/>114</text:p>
          </table:table-cell>
          <table:table-cell table:style-name="ce99" office:value-type="float" office:value="264" calcext:value-type="float">
            <text:p><text:s text:c="3"/>264</text:p>
          </table:table-cell>
          <table:table-cell table:style-name="ce99" office:value-type="float" office:value="9996" calcext:value-type="float">
            <text:p><text:s text:c="3"/>9,996</text:p>
          </table:table-cell>
          <table:table-cell table:style-name="ce99" office:value-type="float" office:value="9482" calcext:value-type="float">
            <text:p><text:s text:c="3"/>9,482</text:p>
          </table:table-cell>
          <table:table-cell table:style-name="ce99" office:value-type="float" office:value="151" calcext:value-type="float">
            <text:p><text:s text:c="3"/>151</text:p>
          </table:table-cell>
          <table:table-cell table:style-name="ce99" office:value-type="float" office:value="105" calcext:value-type="float">
            <text:p><text:s text:c="3"/>105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63" calcext:value-type="float">
            <text:p><text:s text:c="3"/>363</text:p>
          </table:table-cell>
          <table:table-cell table:style-name="ce99" office:value-type="float" office:value="109" calcext:value-type="float">
            <text:p><text:s text:c="3"/>109</text:p>
          </table:table-cell>
          <table:table-cell table:style-name="ce99" office:value-type="float" office:value="254" calcext:value-type="float">
            <text:p><text:s text:c="3"/>254</text:p>
          </table:table-cell>
          <table:table-cell table:style-name="ce99" office:value-type="float" office:value="196" calcext:value-type="float">
            <text:p><text:s text:c="3"/>196</text:p>
          </table:table-cell>
          <table:table-cell table:style-name="ce99" office:value-type="float" office:value="179" calcext:value-type="float">
            <text:p><text:s text:c="3"/>17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342" calcext:value-type="float">
            <text:p><text:s text:c="3"/>10,342</text:p>
          </table:table-cell>
          <table:table-cell table:style-name="ce100" office:value-type="float" office:value="9138" calcext:value-type="float">
            <text:p><text:s text:c="3"/>9,138</text:p>
          </table:table-cell>
          <table:table-cell table:style-name="ce100" office:value-type="float" office:value="484" calcext:value-type="float">
            <text:p><text:s text:c="3"/>484</text:p>
          </table:table-cell>
          <table:table-cell table:style-name="ce100" office:value-type="float" office:value="436" calcext:value-type="float">
            <text:p><text:s text:c="3"/>436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720" calcext:value-type="float">
            <text:p><text:s text:c="3"/>720</text:p>
          </table:table-cell>
          <table:table-cell table:style-name="ce100" office:value-type="float" office:value="647" calcext:value-type="float">
            <text:p><text:s text:c="3"/>647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9996" calcext:value-type="float">
            <text:p><text:s text:c="3"/>9,996</text:p>
          </table:table-cell>
          <table:table-cell table:style-name="ce100" office:value-type="float" office:value="8809" calcext:value-type="float">
            <text:p><text:s text:c="3"/>8,809</text:p>
          </table:table-cell>
          <table:table-cell table:style-name="ce100" office:value-type="float" office:value="479" calcext:value-type="float">
            <text:p><text:s text:c="3"/>479</text:p>
          </table:table-cell>
          <table:table-cell table:style-name="ce100" office:value-type="float" office:value="436" calcext:value-type="float">
            <text:p><text:s text:c="3"/>436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708" calcext:value-type="float">
            <text:p><text:s text:c="3"/>708</text:p>
          </table:table-cell>
          <table:table-cell table:style-name="ce100" office:value-type="float" office:value="639" calcext:value-type="float">
            <text:p><text:s text:c="3"/>639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346" calcext:value-type="float">
            <text:p><text:s text:c="3"/>346</text:p>
          </table:table-cell>
          <table:table-cell table:style-name="ce100" office:value-type="float" office:value="329" calcext:value-type="float">
            <text:p><text:s text:c="3"/>329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446" calcext:value-type="float">
            <text:p><text:s text:c="3"/>3,446</text:p>
          </table:table-cell>
          <table:table-cell table:style-name="ce98" office:value-type="float" office:value="3118" calcext:value-type="float">
            <text:p><text:s text:c="3"/>3,118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75" calcext:value-type="float">
            <text:p><text:s text:c="3"/>175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3368" calcext:value-type="float">
            <text:p><text:s text:c="3"/>3,368</text:p>
          </table:table-cell>
          <table:table-cell table:style-name="ce98" office:value-type="float" office:value="3045" calcext:value-type="float">
            <text:p><text:s text:c="3"/>3,045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71" calcext:value-type="float">
            <text:p><text:s text:c="3"/>171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710" calcext:value-type="float">
            <text:p><text:s text:c="3"/>1,710</text:p>
          </table:table-cell>
          <table:table-cell table:style-name="ce99" office:value-type="float" office:value="1602" calcext:value-type="float">
            <text:p><text:s text:c="3"/>1,602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684" calcext:value-type="float">
            <text:p><text:s text:c="3"/>1,684</text:p>
          </table:table-cell>
          <table:table-cell table:style-name="ce99" office:value-type="float" office:value="1579" calcext:value-type="float">
            <text:p><text:s text:c="3"/>1,579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736" calcext:value-type="float">
            <text:p><text:s text:c="3"/>1,736</text:p>
          </table:table-cell>
          <table:table-cell table:style-name="ce100" office:value-type="float" office:value="1516" calcext:value-type="float">
            <text:p><text:s text:c="3"/>1,516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684" calcext:value-type="float">
            <text:p><text:s text:c="3"/>1,684</text:p>
          </table:table-cell>
          <table:table-cell table:style-name="ce100" office:value-type="float" office:value="1466" calcext:value-type="float">
            <text:p><text:s text:c="3"/>1,466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102" calcext:value-type="float">
            <text:p><text:s text:c="3"/>2,102</text:p>
          </table:table-cell>
          <table:table-cell table:style-name="ce98" office:value-type="float" office:value="1862" calcext:value-type="float">
            <text:p><text:s text:c="3"/>1,862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51" calcext:value-type="float">
            <text:p><text:s text:c="3"/>151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2022" calcext:value-type="float">
            <text:p><text:s text:c="3"/>2,022</text:p>
          </table:table-cell>
          <table:table-cell table:style-name="ce98" office:value-type="float" office:value="1789" calcext:value-type="float">
            <text:p><text:s text:c="3"/>1,789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41" calcext:value-type="float">
            <text:p><text:s text:c="3"/>1,041</text:p>
          </table:table-cell>
          <table:table-cell table:style-name="ce99" office:value-type="float" office:value="936" calcext:value-type="float">
            <text:p><text:s text:c="3"/>936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1011" calcext:value-type="float">
            <text:p><text:s text:c="3"/>1,011</text:p>
          </table:table-cell>
          <table:table-cell table:style-name="ce99" office:value-type="float" office:value="911" calcext:value-type="float">
            <text:p><text:s text:c="3"/>91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61" calcext:value-type="float">
            <text:p><text:s text:c="3"/>1,061</text:p>
          </table:table-cell>
          <table:table-cell table:style-name="ce100" office:value-type="float" office:value="926" calcext:value-type="float">
            <text:p><text:s text:c="3"/>926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1011" calcext:value-type="float">
            <text:p><text:s text:c="3"/>1,011</text:p>
          </table:table-cell>
          <table:table-cell table:style-name="ce100" office:value-type="float" office:value="878" calcext:value-type="float">
            <text:p><text:s text:c="3"/>878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136" calcext:value-type="float">
            <text:p><text:s text:c="3"/>2,136</text:p>
          </table:table-cell>
          <table:table-cell table:style-name="ce98" office:value-type="float" office:value="1959" calcext:value-type="float">
            <text:p><text:s text:c="3"/>1,959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062" calcext:value-type="float">
            <text:p><text:s text:c="3"/>2,062</text:p>
          </table:table-cell>
          <table:table-cell table:style-name="ce98" office:value-type="float" office:value="1889" calcext:value-type="float">
            <text:p><text:s text:c="3"/>1,889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59" calcext:value-type="float">
            <text:p><text:s text:c="3"/>1,059</text:p>
          </table:table-cell>
          <table:table-cell table:style-name="ce99" office:value-type="float" office:value="1014" calcext:value-type="float">
            <text:p><text:s text:c="3"/>1,01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031" calcext:value-type="float">
            <text:p><text:s text:c="3"/>1,031</text:p>
          </table:table-cell>
          <table:table-cell table:style-name="ce99" office:value-type="float" office:value="986" calcext:value-type="float">
            <text:p><text:s text:c="3"/>98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number-columns-repeated="2" table:style-name="ce99" office:value-type="float" office:value="28" calcext:value-type="float">
            <text:p><text:s text:c="3"/>2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77" calcext:value-type="float">
            <text:p><text:s text:c="3"/>1,077</text:p>
          </table:table-cell>
          <table:table-cell table:style-name="ce100" office:value-type="float" office:value="945" calcext:value-type="float">
            <text:p><text:s text:c="3"/>945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031" calcext:value-type="float">
            <text:p><text:s text:c="3"/>1,031</text:p>
          </table:table-cell>
          <table:table-cell table:style-name="ce100" office:value-type="float" office:value="903" calcext:value-type="float">
            <text:p><text:s text:c="3"/>90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770" calcext:value-type="float">
            <text:p><text:s text:c="3"/>2,770</text:p>
          </table:table-cell>
          <table:table-cell table:style-name="ce98" office:value-type="float" office:value="2555" calcext:value-type="float">
            <text:p><text:s text:c="3"/>2,555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2714" calcext:value-type="float">
            <text:p><text:s text:c="3"/>2,714</text:p>
          </table:table-cell>
          <table:table-cell table:style-name="ce98" office:value-type="float" office:value="2503" calcext:value-type="float">
            <text:p><text:s text:c="3"/>2,503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71" calcext:value-type="float">
            <text:p><text:s text:c="3"/>1,371</text:p>
          </table:table-cell>
          <table:table-cell table:style-name="ce99" office:value-type="float" office:value="1310" calcext:value-type="float">
            <text:p><text:s text:c="3"/>1,31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357" calcext:value-type="float">
            <text:p><text:s text:c="3"/>1,357</text:p>
          </table:table-cell>
          <table:table-cell table:style-name="ce99" office:value-type="float" office:value="1296" calcext:value-type="float">
            <text:p><text:s text:c="3"/>1,29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number-columns-repeated="2" table:style-name="ce99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399" calcext:value-type="float">
            <text:p><text:s text:c="3"/>1,399</text:p>
          </table:table-cell>
          <table:table-cell table:style-name="ce100" office:value-type="float" office:value="1245" calcext:value-type="float">
            <text:p><text:s text:c="3"/>1,245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357" calcext:value-type="float">
            <text:p><text:s text:c="3"/>1,357</text:p>
          </table:table-cell>
          <table:table-cell table:style-name="ce100" office:value-type="float" office:value="1207" calcext:value-type="float">
            <text:p><text:s text:c="3"/>1,207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622" calcext:value-type="float">
            <text:p><text:s text:c="3"/>1,622</text:p>
          </table:table-cell>
          <table:table-cell table:style-name="ce98" office:value-type="float" office:value="1496" calcext:value-type="float">
            <text:p><text:s text:c="3"/>1,496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568" calcext:value-type="float">
            <text:p><text:s text:c="3"/>1,568</text:p>
          </table:table-cell>
          <table:table-cell table:style-name="ce98" office:value-type="float" office:value="1446" calcext:value-type="float">
            <text:p><text:s text:c="3"/>1,446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10" calcext:value-type="float">
            <text:p><text:s text:c="3"/>810</text:p>
          </table:table-cell>
          <table:table-cell table:style-name="ce99" office:value-type="float" office:value="768" calcext:value-type="float">
            <text:p><text:s text:c="3"/>76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784" calcext:value-type="float">
            <text:p><text:s text:c="3"/>784</text:p>
          </table:table-cell>
          <table:table-cell table:style-name="ce99" office:value-type="float" office:value="746" calcext:value-type="float">
            <text:p><text:s text:c="3"/>74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12" calcext:value-type="float">
            <text:p><text:s text:c="3"/>812</text:p>
          </table:table-cell>
          <table:table-cell table:style-name="ce100" office:value-type="float" office:value="728" calcext:value-type="float">
            <text:p><text:s text:c="3"/>728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784" calcext:value-type="float">
            <text:p><text:s text:c="3"/>784</text:p>
          </table:table-cell>
          <table:table-cell table:style-name="ce100" office:value-type="float" office:value="700" calcext:value-type="float">
            <text:p><text:s text:c="3"/>700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456" calcext:value-type="float">
            <text:p><text:s text:c="3"/>2,456</text:p>
          </table:table-cell>
          <table:table-cell table:style-name="ce98" office:value-type="float" office:value="2282" calcext:value-type="float">
            <text:p><text:s text:c="3"/>2,282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376" calcext:value-type="float">
            <text:p><text:s text:c="3"/>2,376</text:p>
          </table:table-cell>
          <table:table-cell table:style-name="ce98" office:value-type="float" office:value="2206" calcext:value-type="float">
            <text:p><text:s text:c="3"/>2,206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28" calcext:value-type="float">
            <text:p><text:s text:c="3"/>1,228</text:p>
          </table:table-cell>
          <table:table-cell table:style-name="ce99" office:value-type="float" office:value="1178" calcext:value-type="float">
            <text:p><text:s text:c="3"/>1,17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188" calcext:value-type="float">
            <text:p><text:s text:c="3"/>1,188</text:p>
          </table:table-cell>
          <table:table-cell table:style-name="ce99" office:value-type="float" office:value="1141" calcext:value-type="float">
            <text:p><text:s text:c="3"/>1,14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228" calcext:value-type="float">
            <text:p><text:s text:c="3"/>1,228</text:p>
          </table:table-cell>
          <table:table-cell table:style-name="ce100" office:value-type="float" office:value="1104" calcext:value-type="float">
            <text:p><text:s text:c="3"/>1,104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188" calcext:value-type="float">
            <text:p><text:s text:c="3"/>1,188</text:p>
          </table:table-cell>
          <table:table-cell table:style-name="ce100" office:value-type="float" office:value="1065" calcext:value-type="float">
            <text:p><text:s text:c="3"/>1,065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896" calcext:value-type="float">
            <text:p><text:s text:c="3"/>5,896</text:p>
          </table:table-cell>
          <table:table-cell table:style-name="ce98" office:value-type="float" office:value="5426" calcext:value-type="float">
            <text:p><text:s text:c="3"/>5,426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314" calcext:value-type="float">
            <text:p><text:s text:c="3"/>314</text:p>
          </table:table-cell>
          <table:table-cell table:style-name="ce98" office:value-type="float" office:value="256" calcext:value-type="float">
            <text:p><text:s text:c="3"/>256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778" calcext:value-type="float">
            <text:p><text:s text:c="3"/>5,778</text:p>
          </table:table-cell>
          <table:table-cell table:style-name="ce98" office:value-type="float" office:value="5313" calcext:value-type="float">
            <text:p><text:s text:c="3"/>5,313</text:p>
          </table:table-cell>
          <table:table-cell table:style-name="ce98" office:value-type="float" office:value="155" calcext:value-type="float">
            <text:p><text:s text:c="3"/>155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310" calcext:value-type="float">
            <text:p><text:s text:c="3"/>310</text:p>
          </table:table-cell>
          <table:table-cell table:style-name="ce98" office:value-type="float" office:value="252" calcext:value-type="float">
            <text:p><text:s text:c="3"/>252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919" calcext:value-type="float">
            <text:p><text:s text:c="3"/>2,919</text:p>
          </table:table-cell>
          <table:table-cell table:style-name="ce99" office:value-type="float" office:value="2800" calcext:value-type="float">
            <text:p><text:s text:c="3"/>2,800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2889" calcext:value-type="float">
            <text:p><text:s text:c="3"/>2,889</text:p>
          </table:table-cell>
          <table:table-cell table:style-name="ce99" office:value-type="float" office:value="2771" calcext:value-type="float">
            <text:p><text:s text:c="3"/>2,771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977" calcext:value-type="float">
            <text:p><text:s text:c="3"/>2,977</text:p>
          </table:table-cell>
          <table:table-cell table:style-name="ce100" office:value-type="float" office:value="2626" calcext:value-type="float">
            <text:p><text:s text:c="3"/>2,626</text:p>
          </table:table-cell>
          <table:table-cell table:style-name="ce100" office:value-type="float" office:value="123" calcext:value-type="float">
            <text:p><text:s text:c="3"/>123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28" calcext:value-type="float">
            <text:p><text:s text:c="3"/>228</text:p>
          </table:table-cell>
          <table:table-cell table:style-name="ce100" office:value-type="float" office:value="218" calcext:value-type="float">
            <text:p><text:s text:c="3"/>218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2889" calcext:value-type="float">
            <text:p><text:s text:c="3"/>2,889</text:p>
          </table:table-cell>
          <table:table-cell table:style-name="ce100" office:value-type="float" office:value="2542" calcext:value-type="float">
            <text:p><text:s text:c="3"/>2,542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25" calcext:value-type="float">
            <text:p><text:s text:c="3"/>225</text:p>
          </table:table-cell>
          <table:table-cell table:style-name="ce100" office:value-type="float" office:value="215" calcext:value-type="float">
            <text:p><text:s text:c="3"/>215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60" calcext:value-type="float">
            <text:p><text:s text:c="3"/>360</text:p>
          </table:table-cell>
          <table:table-cell table:style-name="ce101" office:value-type="float" office:value="319" calcext:value-type="float">
            <text:p><text:s text:c="3"/>3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311" calcext:value-type="float">
            <text:p><text:s text:c="3"/>311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82" calcext:value-type="float">
            <text:p><text:s text:c="3"/>182</text:p>
          </table:table-cell>
          <table:table-cell table:style-name="ce102" office:value-type="float" office:value="150" calcext:value-type="float">
            <text:p><text:s text:c="3"/>150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30" calcext:value-type="float">
            <text:p><text:s text:c="3"/>530</text:p>
          </table:table-cell>
          <table:table-cell table:style-name="ce101" office:value-type="float" office:value="484" calcext:value-type="float">
            <text:p><text:s text:c="3"/>484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16" calcext:value-type="float">
            <text:p><text:s text:c="3"/>516</text:p>
          </table:table-cell>
          <table:table-cell table:style-name="ce101" office:value-type="float" office:value="471" calcext:value-type="float">
            <text:p><text:s text:c="3"/>47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0" calcext:value-type="float">
            <text:p><text:s text:c="3"/>260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47" calcext:value-type="float">
            <text:p><text:s text:c="3"/>24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02" office:value-type="float" office:value="235" calcext:value-type="float">
            <text:p><text:s text:c="3"/>235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7" calcext:value-type="float">
            <text:p><text:s text:c="3"/>2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24" calcext:value-type="float">
            <text:p><text:s text:c="3"/>424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20" calcext:value-type="float">
            <text:p><text:s text:c="3"/>420</text:p>
          </table:table-cell>
          <table:table-cell table:style-name="ce101" office:value-type="float" office:value="380" calcext:value-type="float">
            <text:p><text:s text:c="3"/>380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10" calcext:value-type="float">
            <text:p><text:s text:c="3"/>210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18" calcext:value-type="float">
            <text:p><text:s text:c="3"/>1,018</text:p>
          </table:table-cell>
          <table:table-cell table:style-name="ce101" office:value-type="float" office:value="941" calcext:value-type="float">
            <text:p><text:s text:c="3"/>941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008" calcext:value-type="float">
            <text:p><text:s text:c="3"/>1,008</text:p>
          </table:table-cell>
          <table:table-cell table:style-name="ce101" office:value-type="float" office:value="932" calcext:value-type="float">
            <text:p><text:s text:c="3"/>932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52" calcext:value-type="float">
            <text:p><text:s text:c="3"/>52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08" calcext:value-type="float">
            <text:p><text:s text:c="3"/>508</text:p>
          </table:table-cell>
          <table:table-cell table:style-name="ce101" office:value-type="float" office:value="489" calcext:value-type="float">
            <text:p><text:s text:c="3"/>48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04" calcext:value-type="float">
            <text:p><text:s text:c="3"/>504</text:p>
          </table:table-cell>
          <table:table-cell table:style-name="ce101" office:value-type="float" office:value="485" calcext:value-type="float">
            <text:p><text:s text:c="3"/>48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10" calcext:value-type="float">
            <text:p><text:s text:c="3"/>510</text:p>
          </table:table-cell>
          <table:table-cell table:style-name="ce102" office:value-type="float" office:value="452" calcext:value-type="float">
            <text:p><text:s text:c="3"/>45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04" calcext:value-type="float">
            <text:p><text:s text:c="3"/>504</text:p>
          </table:table-cell>
          <table:table-cell table:style-name="ce102" office:value-type="float" office:value="447" calcext:value-type="float">
            <text:p><text:s text:c="3"/>447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64" calcext:value-type="float">
            <text:p><text:s text:c="3"/>364</text:p>
          </table:table-cell>
          <table:table-cell table:number-columns-repeated="2"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02" calcext:value-type="float">
            <text:p><text:s text:c="3"/>402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number-columns-repeated="3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68" calcext:value-type="float">
            <text:p><text:s text:c="3"/>568</text:p>
          </table:table-cell>
          <table:table-cell table:style-name="ce103" office:value-type="float" office:value="521" calcext:value-type="float">
            <text:p><text:s text:c="3"/>52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562" calcext:value-type="float">
            <text:p><text:s text:c="3"/>562</text:p>
          </table:table-cell>
          <table:table-cell table:style-name="ce101" office:value-type="float" office:value="515" calcext:value-type="float">
            <text:p><text:s text:c="3"/>515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2" office:value-type="float" office:value="250" calcext:value-type="float">
            <text:p><text:s text:c="3"/>250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02" office:value-type="float" office:value="244" calcext:value-type="float">
            <text:p><text:s text:c="3"/>24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311" calcext:value-type="float">
            <text:p><text:s text:c="3"/>31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1" office:value-type="float" office:value="309" calcext:value-type="float">
            <text:p><text:s text:c="3"/>309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6" calcext:value-type="float">
            <text:p><text:s text:c="3"/>666</text:p>
          </table:table-cell>
          <table:table-cell table:style-name="ce101" office:value-type="float" office:value="626" calcext:value-type="float">
            <text:p><text:s text:c="3"/>62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54" calcext:value-type="float">
            <text:p><text:s text:c="3"/>654</text:p>
          </table:table-cell>
          <table:table-cell table:style-name="ce101" office:value-type="float" office:value="614" calcext:value-type="float">
            <text:p><text:s text:c="3"/>61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9" calcext:value-type="float">
            <text:p><text:s text:c="3"/>329</text:p>
          </table:table-cell>
          <table:table-cell table:style-name="ce101" office:value-type="float" office:value="315" calcext:value-type="float">
            <text:p><text:s text:c="3"/>31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style-name="ce101" office:value-type="float" office:value="313" calcext:value-type="float">
            <text:p><text:s text:c="3"/>31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7" calcext:value-type="float">
            <text:p><text:s text:c="3"/>337</text:p>
          </table:table-cell>
          <table:table-cell table:style-name="ce102" office:value-type="float" office:value="311" calcext:value-type="float">
            <text:p><text:s text:c="3"/>31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27" calcext:value-type="float">
            <text:p><text:s text:c="3"/>327</text:p>
          </table:table-cell>
          <table:table-cell table:style-name="ce102" office:value-type="float" office:value="301" calcext:value-type="float">
            <text:p><text:s text:c="3"/>30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0" calcext:value-type="float">
            <text:p><text:s text:c="3"/>410</text:p>
          </table:table-cell>
          <table:table-cell table:style-name="ce101" office:value-type="float" office:value="391" calcext:value-type="float">
            <text:p><text:s text:c="3"/>39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392" calcext:value-type="float">
            <text:p><text:s text:c="3"/>392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02" office:value-type="float" office:value="200" calcext:value-type="float">
            <text:p><text:s text:c="3"/>20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3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185" calcext:value-type="float">
            <text:p><text:s text:c="3"/>185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6" calcext:value-type="float">
            <text:p><text:s text:c="3"/>4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4" calcext:value-type="float">
            <text:p><text:s text:c="3"/>4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style-name="ce101" office:value-type="float" office:value="272" calcext:value-type="float">
            <text:p><text:s text:c="3"/>27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98" calcext:value-type="float">
            <text:p><text:s text:c="3"/>398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82" calcext:value-type="float">
            <text:p><text:s text:c="3"/>382</text:p>
          </table:table-cell>
          <table:table-cell table:style-name="ce101" office:value-type="float" office:value="351" calcext:value-type="float">
            <text:p><text:s text:c="3"/>35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7" calcext:value-type="float">
            <text:p><text:s text:c="3"/>197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2" office:value-type="float" office:value="177" calcext:value-type="float">
            <text:p><text:s text:c="3"/>177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52" calcext:value-type="float">
            <text:p><text:s text:c="3"/>52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50" calcext:value-type="float">
            <text:p><text:s text:c="3"/>50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1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4374" calcext:value-type="float">
            <text:p><text:s text:c="3"/>224,374</text:p>
          </table:table-cell>
          <table:table-cell table:style-name="ce35" office:value-type="float" office:value="203690" calcext:value-type="float">
            <text:p><text:s text:c="3"/>203,690</text:p>
          </table:table-cell>
          <table:table-cell table:style-name="ce35" office:value-type="float" office:value="203622" calcext:value-type="float">
            <text:p><text:s text:c="3"/>203,622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6948" calcext:value-type="float">
            <text:p><text:s text:c="3"/>6,948</text:p>
          </table:table-cell>
          <table:table-cell table:style-name="ce35" office:value-type="float" office:value="959" calcext:value-type="float">
            <text:p><text:s text:c="3"/>959</text:p>
          </table:table-cell>
          <table:table-cell table:style-name="ce35" office:value-type="float" office:value="5989" calcext:value-type="float">
            <text:p><text:s text:c="3"/>5,989</text:p>
          </table:table-cell>
          <table:table-cell table:style-name="ce35" office:value-type="float" office:value="1617" calcext:value-type="float">
            <text:p><text:s text:c="3"/>1,617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520" calcext:value-type="float">
            <text:p><text:s text:c="3"/>1,520</text:p>
          </table:table-cell>
          <table:table-cell table:style-name="ce35" office:value-type="float" office:value="12119" calcext:value-type="float">
            <text:p><text:s text:c="3"/>12,119</text:p>
          </table:table-cell>
          <table:table-cell table:style-name="ce35" office:value-type="float" office:value="1486" calcext:value-type="float">
            <text:p><text:s text:c="3"/>1,486</text:p>
          </table:table-cell>
          <table:table-cell table:style-name="ce35" office:value-type="float" office:value="10633" calcext:value-type="float">
            <text:p><text:s text:c="3"/>10,633</text:p>
          </table:table-cell>
          <table:table-cell table:style-name="ce35" office:value-type="float" office:value="8087" calcext:value-type="float">
            <text:p><text:s text:c="3"/>8,087</text:p>
          </table:table-cell>
          <table:table-cell table:style-name="ce35" office:value-type="float" office:value="1460" calcext:value-type="float">
            <text:p><text:s text:c="3"/>1,460</text:p>
          </table:table-cell>
          <table:table-cell table:style-name="ce35" office:value-type="float" office:value="6627" calcext:value-type="float">
            <text:p><text:s text:c="3"/>6,627</text:p>
          </table:table-cell>
          <table:table-cell table:style-name="ce35" office:value-type="float" office:value="4032" calcext:value-type="float">
            <text:p><text:s text:c="3"/>4,032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006" calcext:value-type="float">
            <text:p><text:s text:c="3"/>4,006</text:p>
          </table:table-cell>
          <table:table-cell table:style-name="ce35" office:value-type="float" office:value="218632" calcext:value-type="float">
            <text:p><text:s text:c="3"/>218,632</text:p>
          </table:table-cell>
          <table:table-cell table:style-name="ce35" office:value-type="float" office:value="198468" calcext:value-type="float">
            <text:p><text:s text:c="3"/>198,468</text:p>
          </table:table-cell>
          <table:table-cell table:style-name="ce35" office:value-type="float" office:value="198401" calcext:value-type="float">
            <text:p><text:s text:c="3"/>198,401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6946" calcext:value-type="float">
            <text:p><text:s text:c="3"/>6,946</text:p>
          </table:table-cell>
          <table:table-cell table:style-name="ce35" office:value-type="float" office:value="957" calcext:value-type="float">
            <text:p><text:s text:c="3"/>957</text:p>
          </table:table-cell>
          <table:table-cell table:style-name="ce35" office:value-type="float" office:value="5989" calcext:value-type="float">
            <text:p><text:s text:c="3"/>5,989</text:p>
          </table:table-cell>
          <table:table-cell table:style-name="ce35" office:value-type="float" office:value="1422" calcext:value-type="float">
            <text:p><text:s text:c="3"/>1,422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1345" calcext:value-type="float">
            <text:p><text:s text:c="3"/>1,345</text:p>
          </table:table-cell>
          <table:table-cell table:style-name="ce35" office:value-type="float" office:value="11796" calcext:value-type="float">
            <text:p><text:s text:c="3"/>11,796</text:p>
          </table:table-cell>
          <table:table-cell table:style-name="ce35" office:value-type="float" office:value="1478" calcext:value-type="float">
            <text:p><text:s text:c="3"/>1,478</text:p>
          </table:table-cell>
          <table:table-cell table:style-name="ce35" office:value-type="float" office:value="10318" calcext:value-type="float">
            <text:p><text:s text:c="3"/>10,318</text:p>
          </table:table-cell>
          <table:table-cell table:style-name="ce35" office:value-type="float" office:value="7934" calcext:value-type="float">
            <text:p><text:s text:c="3"/>7,934</text:p>
          </table:table-cell>
          <table:table-cell table:style-name="ce35" office:value-type="float" office:value="1454" calcext:value-type="float">
            <text:p><text:s text:c="3"/>1,454</text:p>
          </table:table-cell>
          <table:table-cell table:style-name="ce35" office:value-type="float" office:value="6480" calcext:value-type="float">
            <text:p><text:s text:c="3"/>6,480</text:p>
          </table:table-cell>
          <table:table-cell table:style-name="ce35" office:value-type="float" office:value="3862" calcext:value-type="float">
            <text:p><text:s text:c="3"/>3,862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3838" calcext:value-type="float">
            <text:p><text:s text:c="3"/>3,838</text:p>
          </table:table-cell>
          <table:table-cell table:style-name="ce35" office:value-type="float" office:value="5742" calcext:value-type="float">
            <text:p><text:s text:c="3"/>5,742</text:p>
          </table:table-cell>
          <table:table-cell table:style-name="ce35" office:value-type="float" office:value="5222" calcext:value-type="float">
            <text:p><text:s text:c="3"/>5,222</text:p>
          </table:table-cell>
          <table:table-cell table:style-name="ce35" office:value-type="float" office:value="5221" calcext:value-type="float">
            <text:p><text:s text:c="3"/>5,2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95" calcext:value-type="float">
            <text:p><text:s text:c="3"/>19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175" calcext:value-type="float">
            <text:p><text:s text:c="3"/>175</text:p>
          </table:table-cell>
          <table:table-cell table:style-name="ce35" office:value-type="float" office:value="323" calcext:value-type="float">
            <text:p><text:s text:c="3"/>32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15" calcext:value-type="float">
            <text:p><text:s text:c="3"/>315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68" calcext:value-type="float">
            <text:p><text:s text:c="3"/>16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254" calcext:value-type="float">
            <text:p><text:s text:c="3"/>111,254</text:p>
          </table:table-cell>
          <table:table-cell table:style-name="ce36" office:value-type="float" office:value="104487" calcext:value-type="float">
            <text:p><text:s text:c="3"/>104,487</text:p>
          </table:table-cell>
          <table:table-cell table:style-name="ce36" office:value-type="float" office:value="104441" calcext:value-type="float">
            <text:p><text:s text:c="3"/>104,44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381" calcext:value-type="float">
            <text:p><text:s text:c="3"/>1,381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314" calcext:value-type="float">
            <text:p><text:s text:c="3"/>1,314</text:p>
          </table:table-cell>
          <table:table-cell table:style-name="ce36" office:value-type="float" office:value="752" calcext:value-type="float">
            <text:p><text:s text:c="3"/>75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710" calcext:value-type="float">
            <text:p><text:s text:c="3"/>710</text:p>
          </table:table-cell>
          <table:table-cell table:style-name="ce36" office:value-type="float" office:value="4634" calcext:value-type="float">
            <text:p><text:s text:c="3"/>4,634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572" calcext:value-type="float">
            <text:p><text:s text:c="3"/>4,572</text:p>
          </table:table-cell>
          <table:table-cell table:style-name="ce36" office:value-type="float" office:value="1401" calcext:value-type="float">
            <text:p><text:s text:c="3"/>1,40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361" calcext:value-type="float">
            <text:p><text:s text:c="3"/>1,361</text:p>
          </table:table-cell>
          <table:table-cell table:style-name="ce36" office:value-type="float" office:value="3233" calcext:value-type="float">
            <text:p><text:s text:c="3"/>3,233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211" calcext:value-type="float">
            <text:p><text:s text:c="3"/>3,211</text:p>
          </table:table-cell>
          <table:table-cell table:style-name="ce36" office:value-type="float" office:value="109316" calcext:value-type="float">
            <text:p><text:s text:c="3"/>109,316</text:p>
          </table:table-cell>
          <table:table-cell table:style-name="ce36" office:value-type="float" office:value="102825" calcext:value-type="float">
            <text:p><text:s text:c="3"/>102,825</text:p>
          </table:table-cell>
          <table:table-cell table:style-name="ce36" office:value-type="float" office:value="102780" calcext:value-type="float">
            <text:p><text:s text:c="3"/>102,780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381" calcext:value-type="float">
            <text:p><text:s text:c="3"/>1,381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314" calcext:value-type="float">
            <text:p><text:s text:c="3"/>1,314</text:p>
          </table:table-cell>
          <table:table-cell table:style-name="ce36" office:value-type="float" office:value="667" calcext:value-type="float">
            <text:p><text:s text:c="3"/>667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637" calcext:value-type="float">
            <text:p><text:s text:c="3"/>637</text:p>
          </table:table-cell>
          <table:table-cell table:style-name="ce36" office:value-type="float" office:value="4443" calcext:value-type="float">
            <text:p><text:s text:c="3"/>4,443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4384" calcext:value-type="float">
            <text:p><text:s text:c="3"/>4,384</text:p>
          </table:table-cell>
          <table:table-cell table:style-name="ce36" office:value-type="float" office:value="1340" calcext:value-type="float">
            <text:p><text:s text:c="3"/>1,34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301" calcext:value-type="float">
            <text:p><text:s text:c="3"/>1,301</text:p>
          </table:table-cell>
          <table:table-cell table:style-name="ce36" office:value-type="float" office:value="3103" calcext:value-type="float">
            <text:p><text:s text:c="3"/>3,103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083" calcext:value-type="float">
            <text:p><text:s text:c="3"/>3,083</text:p>
          </table:table-cell>
          <table:table-cell table:style-name="ce36" office:value-type="float" office:value="1938" calcext:value-type="float">
            <text:p><text:s text:c="3"/>1,938</text:p>
          </table:table-cell>
          <table:table-cell table:style-name="ce36" office:value-type="float" office:value="1662" calcext:value-type="float">
            <text:p><text:s text:c="3"/>1,662</text:p>
          </table:table-cell>
          <table:table-cell table:style-name="ce36" office:value-type="float" office:value="1661" calcext:value-type="float">
            <text:p><text:s text:c="3"/>1,66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88" calcext:value-type="float">
            <text:p><text:s text:c="3"/>188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28" calcext:value-type="float">
            <text:p><text:s text:c="3"/>12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3120" calcext:value-type="float">
            <text:p><text:s text:c="3"/>113,120</text:p>
          </table:table-cell>
          <table:table-cell table:style-name="ce36" office:value-type="float" office:value="99203" calcext:value-type="float">
            <text:p><text:s text:c="3"/>99,203</text:p>
          </table:table-cell>
          <table:table-cell table:style-name="ce36" office:value-type="float" office:value="99181" calcext:value-type="float">
            <text:p><text:s text:c="3"/>99,18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5567" calcext:value-type="float">
            <text:p><text:s text:c="3"/>5,567</text:p>
          </table:table-cell>
          <table:table-cell table:style-name="ce36" office:value-type="float" office:value="892" calcext:value-type="float">
            <text:p><text:s text:c="3"/>892</text:p>
          </table:table-cell>
          <table:table-cell table:style-name="ce36" office:value-type="float" office:value="4675" calcext:value-type="float">
            <text:p><text:s text:c="3"/>4,675</text:p>
          </table:table-cell>
          <table:table-cell table:style-name="ce36" office:value-type="float" office:value="865" calcext:value-type="float">
            <text:p><text:s text:c="3"/>865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810" calcext:value-type="float">
            <text:p><text:s text:c="3"/>810</text:p>
          </table:table-cell>
          <table:table-cell table:style-name="ce36" office:value-type="float" office:value="7485" calcext:value-type="float">
            <text:p><text:s text:c="3"/>7,485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6061" calcext:value-type="float">
            <text:p><text:s text:c="3"/>6,061</text:p>
          </table:table-cell>
          <table:table-cell table:style-name="ce36" office:value-type="float" office:value="6686" calcext:value-type="float">
            <text:p><text:s text:c="3"/>6,686</text:p>
          </table:table-cell>
          <table:table-cell table:style-name="ce36" office:value-type="float" office:value="1420" calcext:value-type="float">
            <text:p><text:s text:c="3"/>1,420</text:p>
          </table:table-cell>
          <table:table-cell table:style-name="ce36" office:value-type="float" office:value="5266" calcext:value-type="float">
            <text:p><text:s text:c="3"/>5,266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95" calcext:value-type="float">
            <text:p><text:s text:c="3"/>795</text:p>
          </table:table-cell>
          <table:table-cell table:style-name="ce36" office:value-type="float" office:value="109316" calcext:value-type="float">
            <text:p><text:s text:c="3"/>109,316</text:p>
          </table:table-cell>
          <table:table-cell table:style-name="ce36" office:value-type="float" office:value="95643" calcext:value-type="float">
            <text:p><text:s text:c="3"/>95,643</text:p>
          </table:table-cell>
          <table:table-cell table:style-name="ce36" office:value-type="float" office:value="95621" calcext:value-type="float">
            <text:p><text:s text:c="3"/>95,62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5565" calcext:value-type="float">
            <text:p><text:s text:c="3"/>5,565</text:p>
          </table:table-cell>
          <table:table-cell table:style-name="ce36" office:value-type="float" office:value="890" calcext:value-type="float">
            <text:p><text:s text:c="3"/>890</text:p>
          </table:table-cell>
          <table:table-cell table:style-name="ce36" office:value-type="float" office:value="4675" calcext:value-type="float">
            <text:p><text:s text:c="3"/>4,675</text:p>
          </table:table-cell>
          <table:table-cell table:style-name="ce36" office:value-type="float" office:value="755" calcext:value-type="float">
            <text:p><text:s text:c="3"/>755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08" calcext:value-type="float">
            <text:p><text:s text:c="3"/>708</text:p>
          </table:table-cell>
          <table:table-cell table:style-name="ce36" office:value-type="float" office:value="7353" calcext:value-type="float">
            <text:p><text:s text:c="3"/>7,353</text:p>
          </table:table-cell>
          <table:table-cell table:style-name="ce36" office:value-type="float" office:value="1419" calcext:value-type="float">
            <text:p><text:s text:c="3"/>1,419</text:p>
          </table:table-cell>
          <table:table-cell table:style-name="ce36" office:value-type="float" office:value="5934" calcext:value-type="float">
            <text:p><text:s text:c="3"/>5,934</text:p>
          </table:table-cell>
          <table:table-cell table:style-name="ce36" office:value-type="float" office:value="6594" calcext:value-type="float">
            <text:p><text:s text:c="3"/>6,594</text:p>
          </table:table-cell>
          <table:table-cell table:style-name="ce36" office:value-type="float" office:value="1415" calcext:value-type="float">
            <text:p><text:s text:c="3"/>1,415</text:p>
          </table:table-cell>
          <table:table-cell table:style-name="ce36" office:value-type="float" office:value="5179" calcext:value-type="float">
            <text:p><text:s text:c="3"/>5,179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55" calcext:value-type="float">
            <text:p><text:s text:c="3"/>755</text:p>
          </table:table-cell>
          <table:table-cell table:style-name="ce36" office:value-type="float" office:value="3804" calcext:value-type="float">
            <text:p><text:s text:c="3"/>3,804</text:p>
          </table:table-cell>
          <table:table-cell table:number-columns-repeated="2" table:style-name="ce36" office:value-type="float" office:value="3560" calcext:value-type="float">
            <text:p><text:s text:c="3"/>3,560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